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35cm" svg:stroke-color="#000000" draw:marker-start-width="0.304cm" draw:marker-end-width="0.304cm" draw:fill-color="#dddddd" draw:textarea-horizontal-align="justify" draw:textarea-vertical-align="top" draw:auto-grow-height="false" fo:min-height="10.511cm" fo:min-width="12.039cm" fo:padding-top="0.142cm" fo:padding-bottom="0.142cm" fo:padding-left="0.267cm" fo:padding-right="0.267cm"/>
    </style:style>
    <style:style style:name="gr2" style:family="graphic" style:parent-style-name="standard">
      <style:graphic-properties draw:fill-color="#999966" draw:textarea-horizontal-align="justify" draw:textarea-vertical-align="middle" draw:auto-grow-height="false" fo:min-height="1.815cm" fo:min-width="3.05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top" draw:auto-grow-height="false" fo:min-height="7.336cm" fo:min-width="12.039cm" fo:padding-top="0.142cm" fo:padding-bottom="0.142cm" fo:padding-left="0.267cm" fo:padding-right="0.267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5.338cm" fo:min-width="11.184cm"/>
    </style:style>
    <style:style style:name="gr5" style:family="graphic" style:parent-style-name="standard" style:list-style-name="L1">
      <style:graphic-properties svg:stroke-width="0.035cm" svg:stroke-color="#000000" draw:marker-start-width="0.304cm" draw:marker-end-width="0.304cm" draw:fill-color="#b2b2b2" draw:textarea-horizontal-align="justify" draw:textarea-vertical-align="top" draw:auto-grow-height="false" fo:min-height="8.86cm" fo:min-width="7.34cm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top" draw:auto-grow-height="false" fo:min-height="2.671cm" fo:min-width="6.612cm"/>
    </style:style>
    <style:style style:name="gr7" style:family="graphic" style:parent-style-name="standard" style:list-style-name="L1">
      <style:graphic-properties draw:textarea-horizontal-align="justify" draw:textarea-vertical-align="top" draw:auto-grow-height="false" fo:min-height="2.671cm" fo:min-width="6.612cm"/>
    </style:style>
    <style:style style:name="gr8" style:family="graphic" style:parent-style-name="standard">
      <style:graphic-properties draw:fill-color="#669900" draw:textarea-horizontal-align="justify" draw:textarea-vertical-align="middle" draw:auto-grow-height="false" fo:min-height="1.274cm" fo:min-width="5.85cm"/>
    </style:style>
    <style:style style:name="gr9" style:family="graphic" style:parent-style-name="standard" style:list-style-name="L1">
      <style:graphic-properties draw:fill-color="#669900" draw:textarea-horizontal-align="justify" draw:textarea-vertical-align="middle" draw:auto-grow-height="false" fo:min-height="1.274cm" fo:min-width="5.85cm"/>
    </style:style>
    <style:style style:name="gr10" style:family="graphic" style:parent-style-name="standard" style:list-style-name="L1">
      <style:graphic-properties draw:fill-color="#669900" draw:textarea-horizontal-align="justify" draw:textarea-vertical-align="middle" draw:auto-grow-height="false" fo:min-height="1.274cm" fo:min-width="5.85cm"/>
    </style:style>
    <style:style style:name="gr11" style:family="graphic" style:parent-style-name="standard">
      <style:graphic-properties svg:stroke-color="#666666" draw:fill-color="#669966" draw:textarea-horizontal-align="justify" draw:textarea-vertical-align="bottom" draw:auto-grow-height="false" fo:min-height="0.828cm" fo:min-width="0.578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333cm" fo:min-width="7.369cm" fo:padding-top="0.142cm" fo:padding-bottom="0.142cm" fo:padding-left="0.267cm" fo:padding-right="0.267cm" fo:wrap-option="wrap"/>
    </style:style>
    <style:style style:name="gr13" style:family="graphic" style:parent-style-name="standard">
      <style:graphic-properties svg:stroke-color="#666666" draw:fill-color="#cc9966" draw:textarea-horizontal-align="justify" draw:textarea-vertical-align="bottom" draw:auto-grow-height="false" fo:min-height="0.828cm" fo:min-width="0.578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395cm" fo:min-width="7.145cm" fo:padding-top="0.142cm" fo:padding-bottom="0.142cm" fo:padding-left="0.267cm" fo:padding-right="0.267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style:font-name="Liberation Sans" fo:font-size="18pt" fo:font-weight="bold" style:letter-kerning="true" style:font-name-asian="SimSun" style:font-size-asian="18pt" style:font-weight-asian="bold" style:font-name-complex="Lucida Sans" style:font-size-complex="18pt" style:font-weight-complex="bold"/>
    </style:style>
    <style:style style:name="P3" style:family="paragraph">
      <loext:graphic-properties draw:fill-color="#999966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solid" draw:fill-color="#dddddd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.102cm" fo:margin-right="0.102cm" fo:margin-top="0cm" fo:margin-bottom="0cm" fo:text-align="start" fo:text-indent="0cm"/>
    </style:style>
    <style:style style:name="P6" style:family="paragraph">
      <loext:graphic-properties draw:fill-color="#999999"/>
      <style:paragraph-properties fo:margin-left="0.102cm" fo:margin-right="0.102cm" fo:margin-top="0cm" fo:margin-bottom="0cm" fo:text-align="start" fo:text-indent="0cm"/>
      <style:text-properties fo:font-size="12pt" style:font-size-asian="12pt" style:font-size-complex="12pt"/>
    </style:style>
    <style:style style:name="P7" style:family="paragraph">
      <loext:graphic-properties draw:fill-color="#b2b2b2"/>
      <style:paragraph-properties fo:text-align="center"/>
      <style:text-properties style:font-name="Liberation Sans" fo:font-size="18pt" fo:font-weight="bold" style:letter-kerning="true" style:font-name-asian="SimSun" style:font-size-asian="18pt" style:font-weight-asian="bold" style:font-name-complex="Lucida Sans" style:font-size-complex="18pt" style:font-weight-complex="bold"/>
    </style:style>
    <style:style style:name="P8" style:family="paragraph">
      <style:paragraph-properties fo:text-align="center"/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P9" style:family="paragraph">
      <loext:graphic-properties draw:fill-color="#669900"/>
      <style:paragraph-properties fo:text-align="center"/>
    </style:style>
    <style:style style:name="P10" style:family="paragraph">
      <loext:graphic-properties draw:fill-color="#669900"/>
      <style:paragraph-properties fo:text-align="center"/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P11" style:family="paragraph">
      <loext:graphic-properties draw:fill-color="#669966"/>
      <style:paragraph-properties fo:text-align="center"/>
    </style:style>
    <style:style style:name="P12" style:family="paragraph">
      <style:paragraph-properties fo:text-align="start"/>
      <style:text-properties fo:font-size="14pt"/>
    </style:style>
    <style:style style:name="P13" style:family="paragraph">
      <loext:graphic-properties draw:fill-color="#ffffff"/>
      <style:paragraph-properties fo:text-align="start"/>
      <style:text-properties fo:font-size="14pt"/>
    </style:style>
    <style:style style:name="P14" style:family="paragraph">
      <loext:graphic-properties draw:fill-color="#cc9966"/>
      <style:paragraph-properties fo:text-align="center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ans" fo:font-size="18pt" fo:font-weight="bold" style:letter-kerning="true" style:font-name-asian="SimSun" style:font-size-asian="18pt" style:font-weight-asian="bold" style:font-name-complex="Lucida Sans" style:font-size-complex="18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73cm" svg:height="10.795cm" svg:x="13.954cm" svg:y="9.382cm">
          <text:p text:style-name="P1"><text:span text:style-name="T1">Analytics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3.302cm" svg:x="22.59cm" svg:y="11.668cm">
          <text:p text:style-name="P1"><text:span text:style-name="T2">crumby.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2.573cm" svg:height="7.62cm" svg:x="13.954cm" svg:y="1.381cm">
          <text:p text:style-name="P1"><text:span text:style-name="T3">Web Server</text:span></text:p>
          <text:p text:style-name="P1"><text:span text:style-name="T4">(pages containing crumby JS pointer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84cm" svg:height="5.588cm" svg:x="14.462cm" svg:y="3.032cm">
          <text:p text:style-name="P5"><text:span text:style-name="T5">#Index.html</text:span></text:p>
          <text:p text:style-name="P5"><text:span text:style-name="T6"/></text:p>
          <text:p text:style-name="P5"><text:span text:style-name="T6">&lt;!DOCTYPE html&gt;</text:span></text:p>
          <text:p text:style-name="P5"><text:span text:style-name="T6">&lt;html&gt;</text:span></text:p>
          <text:p text:style-name="P5"><text:span text:style-name="T6"><text:s text:c="2"/></text:span><text:span text:style-name="T6">&lt;head&gt; … &lt;/head&gt;</text:span></text:p>
          <text:p text:style-name="P5"><text:span text:style-name="T6"><text:s text:c="2"/></text:span><text:span text:style-name="T6">&lt;body&gt;</text:span></text:p>
          <text:p text:style-name="P5"><text:span text:style-name="T6"><text:s text:c="4"/></text:span><text:span text:style-name="T6">...</text:span></text:p>
          <text:p text:style-name="P5"><text:span text:style-name="T5"><text:s text:c="4"/></text:span><text:span text:style-name="T5">&lt;script src="https://&lt;crumby.host&gt;/cmb.js"&gt;&lt;/script&gt;</text:span></text:p>
          <text:p text:style-name="P5"><text:span text:style-name="T6"><text:s text:c="2"/></text:span><text:span text:style-name="T6">&lt;/body&gt;</text:span></text:p>
          <text:p text:style-name="P5"><text:span text:style-name="T6">&lt;/html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74cm" svg:height="9.144cm" svg:x="14.208cm" svg:y="10.779cm">
          <text:p text:style-name="P1"><text:span text:style-name="T1">crumby app (wsg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7.112cm" svg:height="2.921cm" svg:x="14.589cm" svg:y="16.748cm">
          <text:p text:style-name="P1">Tracking Modul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112cm" svg:height="2.921cm" svg:x="14.589cm" svg:y="13.573cm">
          <text:p text:style-name="P1"><text:span text:style-name="T7">Reporting Modu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35cm" svg:height="1.524cm" svg:x="14.97cm" svg:y="17.891cm">
          <text:p text:style-name="P1">cmb.js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35cm" svg:height="1.524cm" svg:x="14.997cm" svg:y="14.616cm">
          <text:p text:style-name="P1"><text:span text:style-name="T7">crumby API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35cm" svg:height="1.524cm" svg:x="14.97cm" svg:y="11.795cm">
          <text:p text:style-name="P1"><text:span text:style-name="T7">crumby 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56cm" svg:height="3.302cm" svg:x="22.617cm" svg:y="15.932cm">
          <text:p text:style-name="P1"><text:span text:style-name="T2">geoip.mm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1" draw:layer="layout" svg:width="1.524cm" svg:height="1.524cm" svg:x="2.035cm" svg:y="4.2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draw:layer="layout" svg:width="8.509cm" svg:height="6.223cm" svg:x="4.048cm" svg:y="2.143cm">
          <text:list text:style-name="L1">
            <text:list-item>
              <text:p text:style-name="P12">When user visits webpage...</text:p>
            </text:list-item>
            <text:list-item>
              <text:p text:style-name="P12">Visit details are tracked</text:p>
              <text:list>
                <text:list-item>
                  <text:p text:style-name="P12">General</text:p>
                </text:list-item>
                <text:list-item>
                  <text:p text:style-name="P12">Page</text:p>
                </text:list-item>
                <text:list-item>
                  <text:p text:style-name="P12">Hardware/Software</text:p>
                </text:list-item>
                <text:list-item>
                  <text:p text:style-name="P12">Geospatial</text:p>
                </text:list-item>
              </text:list>
            </text:list-item>
            <text:list-item>
              <text:p text:style-name="P12">Events details are tracked</text:p>
              <text:list>
                <text:list-item>
                  <text:p text:style-name="P12">Button click</text:p>
                </text:list-item>
                <text:list-item>
                  <text:p text:style-name="P12">Dropdown selection</text:p>
                </text:list-item>
                <text:list-item>
                  <text:p text:style-name="P12">Etc.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524cm" svg:height="1.524cm" svg:x="2.016cm" svg:y="13.7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3" draw:layer="layout" svg:width="8.509cm" svg:height="8.509cm" svg:x="4.048cm" svg:y="10.833cm">
          <text:list text:style-name="L1">
            <text:list-item>
              <text:p text:style-name="P12">Administer crumby with CLI</text:p>
              <text:list>
                <text:list-item>
                  <text:p text:style-name="P12">Configure system users</text:p>
                </text:list-item>
                <text:list-item>
                  <text:p text:style-name="P12">Update geoip db</text:p>
                </text:list-item>
              </text:list>
            </text:list-item>
            <text:list-item>
              <text:p text:style-name="P12">Add custom SQL queries</text:p>
            </text:list-item>
            <text:list-item>
              <text:p text:style-name="P12">View website activity</text:p>
              <text:list>
                <text:list-item>
                  <text:p text:style-name="P12">View structured tables in Web UI</text:p>
                </text:list-item>
                <text:list-item>
                  <text:p text:style-name="P12">View query results in JSON format through API</text:p>
                </text:list-item>
                <text:list-item>
                  <text:p text:style-name="P12">Public queries available to anyone</text:p>
                </text:list-item>
                <text:list-item>
                  <text:p text:style-name="P12">Private queries require authentication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6" draw:layer="layout" svg:width="1.543cm" svg:height="0.806cm" svg:x="2.038cm" svg:y="6.1cm">
          <draw:text-box>
            <text:p text:style-name="P15"><text:span text:style-name="T8">User</text:span></text:p>
          </draw:text-box>
        </draw:frame>
        <draw:frame draw:style-name="gr15" draw:text-style-name="P16" draw:layer="layout" svg:width="1.899cm" svg:height="0.806cm" svg:x="1.822cm" svg:y="15.505cm">
          <draw:text-box>
            <text:p text:style-name="P15"><text:span text:style-name="T8">Adm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1T10:44:42.027223000</meta:creation-date>
    <dc:date>2017-07-31T20:45:36.301066000</dc:date>
    <meta:editing-duration>PT1H16M23S</meta:editing-duration>
    <meta:editing-cycles>6</meta:editing-cycles>
    <meta:generator>LibreOffice/5.2.3.3$MacOSX_X86_64 LibreOffice_project/d54a8868f08a7b39642414cf2c8ef2f228f780cf</meta:generator>
    <meta:document-statistic meta:object-count="17"/>
  </office:meta>
</office:document-meta>
</file>